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.25cm"/>
    </style:style>
    <style:style style:name="gr2" style:family="graphic" style:parent-style-name="standard">
      <style:graphic-properties draw:stroke="none" svg:stroke-color="#000000" draw:fill="none" draw:fill-color="#ffffff" fo:min-height="1.55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7.2cm" svg:height="2.5cm" svg:x="6cm" svg:y="6.7cm">
          <draw:text-box>
            <text:p>A text shape</text:p>
          </draw:text-box>
        </draw:frame>
        <draw:frame draw:style-name="gr2" draw:layer="layout" svg:width="9.7cm" svg:height="1.8cm" svg:x="5.8cm" svg:y="14.7cm">
          <draw:text-box>
            <text:p>One more...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6-01-09T10:12:30</meta:creation-date>
    <dc:date>2026-01-09T10:12:56</dc:date>
    <meta:editing-duration>PT26S</meta:editing-duration>
    <meta:editing-cycles>1</meta:editing-cycles>
    <meta:document-statistic meta:object-count="2"/>
    <meta:generator>OpenOffice/4.1.16$Unix OpenOffice.org_project/4116m3$Build-9816</meta:generator>
  </office:meta>
</office:document-meta>
</file>